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Bike Sharing Dataset source season1, target season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. elements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Retrained</text:p>
          </table:table-cell>
          <table:table-cell office:value-type="string" calcext:value-type="string">
            <text:p>Reframed (k-mean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4758665577" calcext:value-type="float">
            <text:p>5.94758665577</text:p>
          </table:table-cell>
          <table:table-cell office:value-type="float" office:value="5.38536744831" calcext:value-type="float">
            <text:p>5.385367448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4758665577" calcext:value-type="float">
            <text:p>5.94758665577</text:p>
          </table:table-cell>
          <table:table-cell office:value-type="float" office:value="5.84911458257" calcext:value-type="float">
            <text:p>5.849114582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94758665577" calcext:value-type="float">
            <text:p>5.94758665577</text:p>
          </table:table-cell>
          <table:table-cell office:value-type="float" office:value="5.16298416317" calcext:value-type="float">
            <text:p>5.162984163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94758665577" calcext:value-type="float">
            <text:p>5.94758665577</text:p>
          </table:table-cell>
          <table:table-cell office:value-type="float" office:value="4.82748331856" calcext:value-type="float">
            <text:p>4.827483318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94758665577" calcext:value-type="float">
            <text:p>5.94758665577</text:p>
          </table:table-cell>
          <table:table-cell office:value-type="float" office:value="4.7602860273" calcext:value-type="float">
            <text:p>4.76028602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22:13:37.510719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26:56.371726751</meta:creation-date>
    <dc:date>2018-05-31T22:16:16.785224674</dc:date>
    <meta:editing-duration>PT19M59S</meta:editing-duration>
    <meta:editing-cycles>5</meta:editing-cycles>
    <meta:generator>LibreOffice/5.3.1.2$Linux_X86_64 LibreOffice_project/30m0$Build-2</meta:generator>
    <meta:document-statistic meta:table-count="1" meta:cell-count="20" meta:object-count="0"/>
  </office:meta>
</office:document-meta>
</file>